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3c4a8" officeooo:paragraph-rsid="0003c4a8"/>
    </style:style>
    <style:style style:name="P2" style:family="paragraph" style:parent-style-name="Standard">
      <style:text-properties fo:language="en" fo:country="US" officeooo:rsid="0003c4a8" officeooo:paragraph-rsid="000b554b"/>
    </style:style>
    <style:style style:name="P3" style:family="paragraph" style:parent-style-name="Standard">
      <style:text-properties fo:language="en" fo:country="US" officeooo:rsid="0003c4a8" officeooo:paragraph-rsid="0021e573"/>
    </style:style>
    <style:style style:name="P4" style:family="paragraph" style:parent-style-name="Standard">
      <style:text-properties fo:language="en" fo:country="US" officeooo:rsid="0003c4a8" officeooo:paragraph-rsid="0028410b"/>
    </style:style>
    <style:style style:name="P5" style:family="paragraph" style:parent-style-name="Standard">
      <style:text-properties fo:language="en" fo:country="US" officeooo:rsid="000b554b" officeooo:paragraph-rsid="000b554b"/>
    </style:style>
    <style:style style:name="P6" style:family="paragraph" style:parent-style-name="Standard">
      <style:text-properties fo:language="en" fo:country="US" officeooo:rsid="000b554b" officeooo:paragraph-rsid="001d726a"/>
    </style:style>
    <style:style style:name="P7" style:family="paragraph" style:parent-style-name="Standard">
      <style:text-properties fo:language="en" fo:country="US" officeooo:rsid="00059aa9" officeooo:paragraph-rsid="00073a04"/>
    </style:style>
    <style:style style:name="P8" style:family="paragraph" style:parent-style-name="Standard">
      <style:text-properties fo:language="en" fo:country="US"/>
    </style:style>
    <style:style style:name="P9" style:family="paragraph" style:parent-style-name="Standard">
      <style:text-properties fo:language="en" fo:country="US" officeooo:rsid="000b7d68" officeooo:paragraph-rsid="000b7d68"/>
    </style:style>
    <style:style style:name="P10" style:family="paragraph" style:parent-style-name="Standard">
      <style:text-properties fo:language="en" fo:country="US" officeooo:rsid="000b7d68" officeooo:paragraph-rsid="000d419e"/>
    </style:style>
    <style:style style:name="P11" style:family="paragraph" style:parent-style-name="Standard">
      <style:text-properties fo:language="en" fo:country="US" officeooo:rsid="000b7d68" officeooo:paragraph-rsid="001528f5"/>
    </style:style>
    <style:style style:name="P12" style:family="paragraph" style:parent-style-name="Standard">
      <style:text-properties fo:language="en" fo:country="US" officeooo:rsid="001373f6" officeooo:paragraph-rsid="001373f6"/>
    </style:style>
    <style:style style:name="P13" style:family="paragraph" style:parent-style-name="Standard">
      <style:text-properties fo:language="en" fo:country="US" officeooo:rsid="0016bf98" officeooo:paragraph-rsid="0016bf98"/>
    </style:style>
    <style:style style:name="P14" style:family="paragraph" style:parent-style-name="Standard">
      <style:text-properties fo:language="en" fo:country="US" officeooo:rsid="00192240" officeooo:paragraph-rsid="00192240"/>
    </style:style>
    <style:style style:name="P15" style:family="paragraph" style:parent-style-name="Standard">
      <style:text-properties fo:language="en" fo:country="US" officeooo:rsid="00195e74" officeooo:paragraph-rsid="00195e74"/>
    </style:style>
    <style:style style:name="P16" style:family="paragraph" style:parent-style-name="Standard">
      <style:text-properties fo:language="en" fo:country="US" officeooo:rsid="00195e74" officeooo:paragraph-rsid="0021e573"/>
    </style:style>
    <style:style style:name="P17" style:family="paragraph" style:parent-style-name="Standard">
      <style:text-properties fo:language="en" fo:country="US" officeooo:rsid="001bded3" officeooo:paragraph-rsid="001bded3"/>
    </style:style>
    <style:style style:name="P18" style:family="paragraph" style:parent-style-name="Standard">
      <style:text-properties fo:language="en" fo:country="US" officeooo:rsid="001d726a" officeooo:paragraph-rsid="001d726a"/>
    </style:style>
    <style:style style:name="P19" style:family="paragraph" style:parent-style-name="Standard">
      <style:text-properties fo:language="en" fo:country="US" officeooo:rsid="001ec14f" officeooo:paragraph-rsid="001ec14f"/>
    </style:style>
    <style:style style:name="P20" style:family="paragraph" style:parent-style-name="Standard">
      <style:text-properties fo:language="en" fo:country="US" officeooo:rsid="002012a3" officeooo:paragraph-rsid="002012a3"/>
    </style:style>
    <style:style style:name="P21" style:family="paragraph" style:parent-style-name="Standard">
      <style:text-properties fo:language="en" fo:country="US" officeooo:rsid="002012a3" officeooo:paragraph-rsid="0021e573"/>
    </style:style>
    <style:style style:name="P22" style:family="paragraph" style:parent-style-name="Standard">
      <style:text-properties fo:language="en" fo:country="US" officeooo:rsid="0021e573" officeooo:paragraph-rsid="0021e573"/>
    </style:style>
    <style:style style:name="P23" style:family="paragraph" style:parent-style-name="Standard">
      <style:text-properties fo:language="en" fo:country="US" officeooo:rsid="0023d7a6" officeooo:paragraph-rsid="0023d7a6"/>
    </style:style>
    <style:style style:name="P24" style:family="paragraph" style:parent-style-name="Standard">
      <style:text-properties fo:language="en" fo:country="US" officeooo:rsid="0024d039" officeooo:paragraph-rsid="0024d039"/>
    </style:style>
    <style:style style:name="P25" style:family="paragraph" style:parent-style-name="Standard">
      <style:text-properties fo:language="en" fo:country="US" officeooo:rsid="0028410b" officeooo:paragraph-rsid="0028410b"/>
    </style:style>
    <style:style style:name="P26" style:family="paragraph" style:parent-style-name="Standard">
      <style:text-properties fo:language="en" fo:country="US" officeooo:rsid="000d419e" officeooo:paragraph-rsid="000d419e"/>
    </style:style>
    <style:style style:name="P27" style:family="paragraph" style:parent-style-name="Standard">
      <style:text-properties fo:language="en" fo:country="US" officeooo:rsid="0028410b" officeooo:paragraph-rsid="0028410b"/>
    </style:style>
    <style:style style:name="P28" style:family="paragraph" style:parent-style-name="Standard">
      <style:text-properties fo:language="en" fo:country="US" officeooo:rsid="002c2a25" officeooo:paragraph-rsid="002c2a25"/>
    </style:style>
    <style:style style:name="P29" style:family="paragraph" style:parent-style-name="Standard">
      <style:text-properties fo:language="en" fo:country="US" officeooo:rsid="0003c4a8" officeooo:paragraph-rsid="000b554b"/>
    </style:style>
    <style:style style:name="P30" style:family="paragraph" style:parent-style-name="Standard">
      <style:text-properties fo:language="en" fo:country="US" officeooo:rsid="002ca737" officeooo:paragraph-rsid="002ca737"/>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style:style style:name="T15" style:family="text">
      <style:text-properties officeooo:rsid="00195e74"/>
    </style:style>
    <style:style style:name="T16" style:family="text">
      <style:text-properties officeooo:rsid="001a80de"/>
    </style:style>
    <style:style style:name="T17" style:family="text">
      <style:text-properties officeooo:rsid="001d726a"/>
    </style:style>
    <style:style style:name="T18" style:family="text">
      <style:text-properties officeooo:rsid="001ec14f"/>
    </style:style>
    <style:style style:name="T19" style:family="text">
      <style:text-properties officeooo:rsid="0021e573"/>
    </style:style>
    <style:style style:name="T20" style:family="text">
      <style:text-properties officeooo:rsid="0023d7a6"/>
    </style:style>
    <style:style style:name="T21" style:family="text">
      <style:text-properties officeooo:rsid="0024d039"/>
    </style:style>
    <style:style style:name="T22" style:family="text">
      <style:text-properties officeooo:rsid="0025edb9"/>
    </style:style>
    <style:style style:name="T23" style:family="text">
      <style:text-properties officeooo:rsid="00277309"/>
    </style:style>
    <style:style style:name="T24" style:family="text">
      <style:text-properties officeooo:rsid="0028410b"/>
    </style:style>
    <style:style style:name="T25" style:family="text">
      <style:text-properties officeooo:rsid="0029f5a4"/>
    </style:style>
    <style:style style:name="T26" style:family="text">
      <style:text-properties officeooo:rsid="002ca737"/>
    </style:style>
    <style:style style:name="T27" style:family="text">
      <style:text-properties officeooo:rsid="002cc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5">## Proteomics</text:p>
      <text:p text:style-name="P1"/>
      <text:p text:style-name="P6">The proteome is referred to the sum of all proteins of a given sample at a given time. In the past several quantitative and qualitative assays were used to enlighten the protein composition of a sample. </text:p>
      <text:p text:style-name="P6"/>
      <text:p text:style-name="P18">An early approach of qualitative analysis of the cellular proteome involved labeling with fluorescent antibodies and imaging. The major disadvantage of this technique was the limitation to only stain a few proteins per cell. <text:span text:style-name="T18">For quantification procedures such as single-cell Western blots, immunoassays or CyTOF have been used. Other disadvantages are the ability to permeate cells, accessibility and binding of the epitope and the creation of specific antibodies for a given protein \citep{Budnik2018}. </text:span></text:p>
      <text:p text:style-name="P6"/>
      <text:p text:style-name="P6"><text:span text:style-name="T15">One of those techniques involved RNA-sequencing. Since RNA involves also non-coding RNA, the amount of RNA is often not proportional to the content of proteins in a cell. So the protein</text:span><text:span text:style-name="T16">aceous content of a cell was </text:span><text:span text:style-name="T17">only </text:span><text:span text:style-name="T16">predicted </text:span><text:span text:style-name="T17">and quantitative analysis was not possible</text:span><text:span text:style-name="T16">. </text:span></text:p>
      <text:p text:style-name="P1"/>
      <text:p text:style-name="P1"/>
      <text:p text:style-name="P1">## Mass Spectrometry</text:p>
      <text:p text:style-name="P1"/>
      <text:p text:style-name="P5">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 </text:span></text:p>
      <text:p text:style-name="P20"/>
      <text:p text:style-name="P22">Mass to charge ratio (m/z)</text:p>
      <text:p text:style-name="P20"/>
      <text:p text:style-name="P20"/>
      <text:p text:style-name="P1"/>
      <text:p text:style-name="P1"/>
      <text:p text:style-name="P1"/>
      <text:p text:style-name="P9">### Instrumentation</text:p>
      <text:p text:style-name="P9"/>
      <text:p text:style-name="P24">#### Cell Isolation</text:p>
      <text:p text:style-name="P24"/>
      <text:p text:style-name="P24">#### Lysis</text:p>
      <text:p text:style-name="P24"/>
      <text:p text:style-name="P24">#### Digestion</text:p>
      <text:p text:style-name="P9"/>
      <text:p text:style-name="P19">#### Liquid chromatography</text:p>
      <text:p text:style-name="P19"/>
      <text:p text:style-name="P19">In order to separate proteins according to their chemical properties, size or species a liquid chromatography (LC) is recommended before ionization. </text:p>
      <text:p text:style-name="P9"/>
      <text:p text:style-name="P12">#### Ionization</text:p>
      <text:p text:style-name="P12"/>
      <text:p text:style-name="P11">In order to analyze a biological sample consisting of proteins in solution the liquid needs to be vaporized into gas phase. Two techniques are capable of this procedure. Electrospray ionization <text:soft-page-break/>(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text:span><text:span text:style-name="T20">h</text:span><text:span text:style-name="T12">arge residue model” (CRM). </text:span></text:p>
      <text:p text:style-name="P11"><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3">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26"><text:s/></text:p>
      <text:p text:style-name="P10"><text:span text:style-name="T8">M</text:span>atrix-assisted laser desorption/ionization (MALDI)</text:p>
      <text:p text:style-name="P1"/>
      <text:p text:style-name="P22">#### Coupled mass-spectrometry <text:span text:style-name="T20">(MS/MS)</text:span></text:p>
      <text:p text:style-name="P22"/>
      <text:p text:style-name="P21">In order to enhance sequence identification, two MS devices are built in series. In the first run (MS1) <text:span text:style-name="T19">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20">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2"/>
      <text:p text:style-name="P1"/>
      <text:p text:style-name="P5">###<text:span text:style-name="T19">#</text:span> Labeling techniques</text:p>
      <text:p text:style-name="P2"/>
      <text:p text:style-name="P28">For differential analysis proteins need to be labeled to compare mass to charge intensiti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6">Labels should be chosen to change solely the mass of the sample and to not affect folding or other inherent properties of the protein. </text:span></text:p>
      <text:p text:style-name="P2"/>
      <text:p text:style-name="P28">#### Metabolic labeling</text:p>
      <text:p text:style-name="P28"/>
      <text:p text:style-name="P30">Feeding cells with aminoacids containing heavy isotopes, is the method of choice in order to label peptides at the earliest possible level. This atoms can be heavy nitrogen <text:span text:style-name="T27">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28"/>
      <text:p text:style-name="P28"/>
      <text:p text:style-name="P17"><text:span text:style-name="T19">#</text:span>#### Isobaric labeling</text:p>
      <text:p text:style-name="P14"/>
      <text:p text:style-name="P23">###### Tandem mass tag (TMT)</text:p>
      <text:p text:style-name="P23"/>
      <text:p text:style-name="P14">Tandem mass tag (TMT) reagents enable to differentiate multiple samples analyzing in one MS run. </text:p>
      <text:p text:style-name="P15"><text:soft-page-break/>The samples are labeled individually and pooled afterwards, <text:span text:style-name="T16">this procedure is called multiplexing. All TMTs have the same mass and can be found at the same peak in all samples, </text:span><text:span text:style-name="T22">these peaks are called reporter ions (RI).</text:span><text:span text:style-name="T16"> </text:span><text:span text:style-name="T20">Th</text:span><text:span text:style-name="T22">e identification of these RI</text:span><text:span text:style-name="T20"> leads to an enrichment </text:span><text:span text:style-name="T22">and identification </text:span><text:span text:style-name="T20">of low abundance peptide ions which is common especially in single-cell techniques. </text:span><text:span text:style-name="T22">With this technique it is possible to quantify proteins </text:span><text:span text:style-name="T23">and differ low abundant proteins from background noise. </text:span></text:p>
      <text:p text:style-name="P17">The disadvantage of isobaric labeling is, that the co-fragmentation signals can be observed in the spectrogram and the data needs to be normalized in order to remove unwanted contribution <text:span text:style-name="T17">\citep{Marx2019, </text:span><text:span text:style-name="T21">Budnik2018</text:span><text:span text:style-name="T17">}. </text:span></text:p>
      <text:p text:style-name="P15"/>
      <text:p text:style-name="P3">### MS-Spectrum</text:p>
      <text:p text:style-name="P3"/>
      <text:p text:style-name="P3">E<text:span text:style-name="T6">ach</text:span> peptide is reflected by its` indivual fingerprint in the ms-spectrum. The fingerprint is based on the chemical properties and modifications. In order to identify proteins, fingerprints are matched against a sequence database <text:span text:style-name="T1">\citep{Cox2008}. </text:span></text:p>
      <text:p text:style-name="P16"/>
      <text:p text:style-name="P1">### <text:span text:style-name="T1">Interpretation of the data</text:span></text:p>
      <text:p text:style-name="P1"/>
      <text:p text:style-name="P7">Since ms data has a high resoultuion, algorithms are used to convert peaks to <text:span text:style-name="T4">an </text:span>interpretable form. These algorithms find local minima of the function to seperate peaks from each other. Peaks include all isotopes of the protein`s containing atoms. </text:p>
      <text:p text:style-name="P7">MaxQuant \citep{Cox2008} is one of the sofware packages to process the data and provides it for further analysis and statistical testing. <text:span text:style-name="T2">To find the istopic distribution of a biomolecu</text:span><text:span text:style-name="T25">l</text:span><text:span text:style-name="T2">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After this procedure a large amount of noise is reduced and a single peak reflects a small biomolecule. </text:span><text:span text:style-name="T4">These b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After these calculation the peptide peaks are joined to a protein and can be quantified. </text:span></text:p>
      <text:p text:style-name="P1"/>
      <text:p text:style-name="P25">#### Principle component analysis (PCA)</text:p>
      <text:p text:style-name="P4"/>
      <text:p text:style-name="P25">Protein levels can be projected to their principle components (PC) and clustered to their specific cell type. So cell types are distinguished by their proteinaceous composition. </text:p>
      <text:p text:style-name="P4"/>
      <text:p text:style-name="P4"><text:span text:style-name="T24">#### Testing for differential expression</text:span> </text:p>
      <text:p text:style-name="P8"/>
      <text:p text:style-name="P25">According to the experiment and sample groups, individual statistical methods should be used. </text:p>
      <text:p text:style-name="P25"/>
      <text:p text:style-name="P25"/>
      <text:p text:style-name="P8"/>
      <text:p text:style-name="P8"/>
      <text:p text:style-name="P8">follow sctranscr. analysis pipe</text:p>
      <text:p text:style-name="P8"/>
      <text:p text:style-name="P8">signatures of cell clustures</text:p>
      <text:p text:style-name="P8"/>
      <text:p text:style-name="P8">monocyte data acvailiabe</text:p>
      <text:p text:style-name="P8"/>
      <text:p text:style-name="P8">tmt label --&gt; noise reduction</text:p>
      <text:p text:style-name="P8"/>
      <text:p text:style-name="P8"><text:soft-page-break/>tools for clustering</text:p>
      <text:p text:style-name="P8"/>
      <text:p text:style-name="P8"><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07T09:53:39.467319347</dc:date>
    <meta:editing-duration>PT52M12S</meta:editing-duration>
    <meta:editing-cycles>8</meta:editing-cycles>
    <meta:generator>LibreOffice/7.3.7.2$Linux_X86_64 LibreOffice_project/30$Build-2</meta:generator>
    <meta:document-statistic meta:table-count="0" meta:image-count="0" meta:object-count="0" meta:page-count="4" meta:paragraph-count="46" meta:word-count="1227" meta:character-count="8011" meta:non-whitespace-character-count="6804"/>
  </office:meta>
</office:document-meta>
</file>